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margin-left="0cm" fo:margin-right="0cm" fo:text-indent="0cm" style:auto-text-indent="false"/>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list-style-name="L1">
      <style:text-properties fo:language="de" fo:country="DE"/>
    </style:style>
    <style:style style:name="P10" style:family="paragraph" style:parent-style-name="Standard" style:list-style-name="L1">
      <style:text-properties fo:language="de" fo:country="DE" fo:font-style="normal" style:font-style-asian="normal" style:font-style-complex="normal"/>
    </style:style>
    <style:style style:name="P11" style:family="paragraph" style:parent-style-name="Standard">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2"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3"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14"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15" style:family="paragraph" style:parent-style-name="Standard" style:list-style-name="L4">
      <style:text-properties fo:font-size="14pt" fo:language="de" fo:country="DE" style:text-underline-style="none" fo:font-weight="normal" style:font-size-asian="14pt" style:font-weight-asian="normal" style:font-size-complex="14pt" style:font-weight-complex="normal"/>
    </style:style>
    <style:style style:name="P16" style:family="paragraph" style:parent-style-name="Standard" style:list-style-name="L5">
      <style:text-properties fo:font-size="14pt" fo:language="de" fo:country="DE" style:text-underline-style="none" fo:font-weight="normal" style:font-size-asian="14pt" style:font-weight-asian="normal" style:font-size-complex="14pt" style:font-weight-complex="normal"/>
    </style:style>
    <style:style style:name="P17" style:family="paragraph" style:parent-style-name="Standard" style:list-style-name="L6">
      <style:text-properties fo:font-size="14pt" fo:language="de" fo:country="DE" style:text-underline-style="none" fo:font-weight="normal" style:font-size-asian="14pt" style:font-weight-asian="normal" style:font-size-complex="14pt" style:font-weight-complex="normal"/>
    </style:style>
    <style:style style:name="P18" style:family="paragraph" style:parent-style-name="Standard" style:list-style-name="L7">
      <style:text-properties fo:font-size="14pt" fo:language="de" fo:country="DE" style:text-underline-style="none" fo:font-weight="normal" style:font-size-asian="14pt" style:font-weight-asian="normal" style:font-size-complex="14pt" style:font-weight-complex="normal"/>
    </style:style>
    <style:style style:name="P19" style:family="paragraph" style:parent-style-name="Standard" style:list-style-name="L8">
      <style:text-properties fo:font-size="14pt" fo:language="de" fo:country="DE" style:text-underline-style="none" fo:font-weight="normal" style:font-size-asian="14pt" style:font-weight-asian="normal" style:font-size-complex="14pt" style:font-weight-complex="normal"/>
    </style:style>
    <style:style style:name="P20" style:family="paragraph" style:parent-style-name="Standard" style:list-style-name="L9">
      <style:text-properties fo:font-size="14pt" fo:language="de" fo:country="DE" style:text-underline-style="none" fo:font-weight="normal" style:font-size-asian="14pt" style:font-weight-asian="normal" style:font-size-complex="14pt" style:font-weight-complex="normal"/>
    </style:style>
    <style:style style:name="P21" style:family="paragraph" style:parent-style-name="Standard" style:list-style-name="L2">
      <style:text-properties fo:font-size="14pt" fo:language="de" fo:country="DE" style:text-underline-style="none" fo:font-weight="normal" style:font-size-asian="14pt" style:font-weight-asian="normal" style:font-size-complex="14pt" style:font-weight-complex="normal"/>
    </style:style>
    <style:style style:name="P22"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23" style:family="paragraph" style:parent-style-name="Standard">
      <style:text-properties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list-style-name="L10"/>
    <style:style style:name="P26"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1"/>
    </style:style>
    <style:style style:name="T6" style:family="text">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7" style:family="text">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style:font-name="Times New Roman1" fo:font-size="14pt" fo:font-style="italic" style:text-underline-style="none" fo:font-weight="normal" style:font-size-asian="14pt" style:font-style-asian="italic" style:font-weight-asian="normal" style:font-size-complex="14pt" style:font-style-complex="italic" style:font-weight-complex="normal"/>
    </style:style>
    <style:style style:name="T9" style:family="text">
      <style:text-properties style:font-name="Times New Roman1"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 der Aufgabenstellung</text:p>
      <text:p text:style-name="P3"/>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p text:style-name="P3">1.1 Wie entwickelt man Software?</text:p>
      <text:p text:style-name="P4"/>
      <text:p text:style-name="P4">In der Softwareentwicklung bezeichnet man die Schritte die ein Softwareentwickler bei der Entwicklung von Software durchlaufen sollte als Softwareentwicklungsprozesse. Summerville unterscheidet 4 Softwareentwicklungsprozesse. </text:p>
      <text:list xml:id="list8651146646681251607" text:style-name="L1">
        <text:list-item>
          <text:p text:style-name="P9"><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10"><text:span text:style-name="T2">Die </text:span><text:span text:style-name="T3">Softwareentwicklung</text:span><text:span text:style-name="T2"> bei der die Software konzipiert und programmiert wird.</text:span></text:p>
        </text:list-item>
        <text:list-item>
          <text:p text:style-name="P10"><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10"><text:span text:style-name="T2">Die </text:span><text:span text:style-name="T3">Softwareweiterentwicklung </text:span><text:span text:style-name="T2">bei der die Software modifiziert wird, um diese an die Änderungen der Anforderungen des Marktes und des Kunden anzupassen.</text:span><text:span text:style-name="T8"><text:note text:id="ftn6" text:note-class="footnote"><text:note-citation>1</text:note-citation><text:note-body><text:p text:style-name="Footnote">Vgl. Sommerville, Ian: Software Engineering. 7. Aufl. Edinburgh Gate u.a. 2004, S.<text:span text:style-name="T11">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p text:style-name="P3"><text:soft-page-break/>1.2 Was sind die Eigenschaften guter Software? </text:p>
      <text:p text:style-name="P4"/>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8154218969216393197" text:style-name="L2">
        <text:list-item>
          <text:p text:style-name="P12">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12">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12">Effizienz:<text:span text:style-name="T1"> Software sollte keine Systemressourcen verschwenden, wie z.B. Speicher oder Prozessor Zyklen, daher beinhaltet Effizienz Speicherausnutzung, Prozessorzeit, Antwortzeiten für Anwender etc. </text:span></text:p>
        </text:list-item>
        <text:list-item>
          <text:p text:style-name="P21"><text:span text:style-name="T13">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9"><text:note text:id="ftn5" text:note-class="footnote"><text:note-citation>2</text:note-citation><text:note-body><text:p text:style-name="Footnote">Sommerville, Ian: Software Engineering. 7. Aufl. Edinburgh Gate u.a. 2004, S.<text:span text:style-name="T11">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
      <text:p text:style-name="P3"><text:soft-page-break/>1.3 Was bedeutet dezentral?</text:p>
      <text:p text:style-name="P7"/>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6"><text:span text:style-name="T5">»Ein verteiltes System ist eine Ansammlung unabhängiger Computer, die den Benutzern wie ein einzelnes kohärentes System erscheint.«</text:span><text:span text:style-name="T5"><text:note text:id="ftn1" text:note-class="footnote"><text:note-citation>3</text:note-citation><text:note-body><text:p text:style-name="Footnote">Tanenbaum, Andrew S., Steen, Maarten van: Verteilte Systeme. 2., aktualis. Aufl. Münschen S. 19</text:p></text:note-body></text:note></text:span></text:p>
      <text:p text:style-name="P7"/>
      <text:p text:style-name="P8">Im Rahmen dieser Bachelorarbeit werden daher fortan die Begriffe dezentral und verteilt synonym verwendet. Die digitale Hausaufgabenheft-Anwendung ist eher eine Verteilte Anwendung als ein gesamtes Verteiltes System:</text:p>
      <text:p text:style-name="P8"><text:s text:c="2"/></text:p>
      <text:p text:style-name="P5"><text:span text:style-name="T6">»Verteilte Anwendungen werden heute in der Regel unter Zuhilfenahme von Kommunikations- Middleware (z.B. Java RMI …) entwickelt (...). … Zur Entwicklung werden mehr oder minder mächtige Basiskomponenten (Frameworks) … eingesetzt.«</text:span><text:span text:style-name="T6"><text:note text:id="ftn2" text:note-class="footnote"><text:note-citation>4</text:note-citation><text:note-body><text:p text:style-name="Footnote">Schneider, Uwe u.a. (Hrsg.): Taschenbuch der Informatik. 7. Aufl. Münschen 2012, S.<text:span text:style-name="T11"> 298</text:span></text:p></text:note-body></text:note></text:span></text:p>
      <text:p text:style-name="P7"/>
      <text:p text:style-name="P4">Die Hausaufgabenheft-Anwendung ist eine Komponente des SharkNet und benutzt Teile der SharkNet API (Application Programming Interface). Das SharkNet ist ein dezentrales also verteiltes Soziales Netzwerk für Berliner Schulen<text:note text:id="ftn3" text:note-class="footnote"><text:note-citation>5</text:note-citation><text:note-body><text:p text:style-name="Text_20_body"><text:span text:style-name="T12"><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12">http://sharedknowledge.github.io/#sharknet</text:span></text:a><text:span text:style-name="T12">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Stundenpläne werden Peer-to-Peer synchronisiert. Welche Schülerin oder welcher <text:soft-page-break/>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9"><text:note text:id="ftn0" text:note-class="footnote"><text:note-citation>6</text:note-citation><text:note-body><text:p text:style-name="Footnote">Vgl. Schwotzer, Thomas: Sharksystem, Why P2P. <text:span text:style-name="T11">URL: </text:span><text:a xlink:type="simple" xlink:href="http://www.sharksystem.net/shark_beliefs.html" text:style-name="Internet_20_link" text:visited-style-name="Visited_20_Internet_20_Link"><text:span text:style-name="T11">http://www.sharksystem.net/shark_beliefs.html</text:span></text:a><text:span text:style-name="T11">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11">Ein Beispielszenario:</text:p>
      <text:p text:style-name="P11"/>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und Daten speichern. </text:p>
      <text:p text:style-name="P4"><text:soft-page-break/>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11">Relevanz des Beispielszenarios</text:p>
      <text:p text:style-name="P11"/>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p text:style-name="P4"/>
      <text:p text:style-name="P3">1.4 Wie können die Schülerinnen und Schüler bei ihren Hausaufgaben unterstützt werden?</text:p>
      <text:p text:style-name="P4"/>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text:soft-page-break/>zusätzlich zur strukturierenden, auch eine Vorbild Funktionalität innehaben. </text:p>
      <text:p text:style-name="P4"/>
      <text:p text:style-name="P3">1.5 Was ist Android und was sind die wichtigsten in dieser Arbeit verwendeten Android Komponenten?</text:p>
      <text:p text:style-name="P3"/>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1676167520653489667" text:style-name="L9">
        <text:list-item>
          <text:p text:style-name="P20">Nutzung drahtloser Kommunikationsverbindungen</text:p>
        </text:list-item>
        <text:list-item>
          <text:p text:style-name="P20">Darstellung und Verarbeitung multimedialer Datenformate</text:p>
        </text:list-item>
        <text:list-item>
          <text:p text:style-name="P20">Unterstützung spezieller Eingabemöglichkeiten z.B. mittels Stift oder Multitouch Bildschirm</text:p>
        </text:list-item>
        <text:list-item>
          <text:p text:style-name="P20">Energieverwaltung</text:p>
        </text:list-item>
        <text:list-item>
          <text:p text:style-name="P20">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9"><text:note text:id="ftn4" text:note-class="footnote"><text:note-citation>7</text:note-citation><text:note-body><text:p text:style-name="Footnote">Vgl. <text:span text:style-name="T11">Schneider, Uwe u.a. (Hrsg.): Taschenbuch der Informatik. 7. Aufl. Münschen 2012, S. 297</text:span></text:p></text:note-body></text:note></text:span></text:p>
      <text:p text:style-name="P4"><text:span text:style-name="T9"/></text:p>
      <text:p text:style-name="P4"><text:span text:style-name="T9"/></text:p>
      <text:p text:style-name="P11"><text:span text:style-name="T5">Überblick der wichtigsten verwendeten Android Komponenten und deren Funktion:</text:span></text:p>
      <text:p text:style-name="P23"><text:span text:style-name="T5"/></text:p>
      <text:list xml:id="list513057277371161618" text:style-name="L10">
        <text:list-item>
          <text:p text:style-name="P25"><text:span text:style-name="T7">Der Android Navigation Drawer ist eine Feld, auf dem die wichtigsten Navigationsoptionen der Anwendung, auf der linken Seite des Bildschirmes, abgebildet werden.</text:span></text:p>
        </text:list-item>
        <text:list-item>
          <text:p text:style-name="P25"><text:span text:style-name="T7">Android Activities sind Anwendungskomponenten die es dem Benutzer ermöglichen mit dem Bildschirm des Gerätes zu interagieren um etwas auszuführen, z.B. eine Telefonnummer wählen, ein Foto zu machen, eine E-Mail zu senden oder eine Karte an zu sehen.</text:span></text:p>
        </text:list-item>
      </text:list>
      <text:p text:style-name="P23"><text:span text:style-name="T5"/></text:p>
      <text:p text:style-name="P23"><text:span text:style-name="T5">Genauere Informationen, über Android und über die verwendeten Android Komponenten, befinden sich auf der Android Webseite für Entwickler. URL: https://developer.android.com/index.html </text:span></text:p>
      <text:p text:style-name="P3"/>
      <text:p text:style-name="P3">2 Analyse der Anwendungsfälle:</text:p>
      <text:p text:style-name="P3"/>
      <text:p text:style-name="P4">Anwendungsfälle werden sehr früh im Softwareentwicklungsprozess aufgestellt. In der Phase der Softwarespezifikationen, speziell während der Auffindung von Anforderungen, werden verschiedenste Nutzungsszenarien kreiert, welche dann später zu Spezifikationen ausformuliert werden können. Ein Nutzungsszenario oder Anwendungsfall beschreibt eine Aktion die ein Benutzer, im Falle der <text:soft-page-break/>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4"/>
      <text:p text:style-name="P4"/>
      <text:p text:style-name="P11">Eine Schülerin oder ein Schüler:</text:p>
      <text:p text:style-name="P4"/>
      <text:list xml:id="list2520723768320824936" text:style-name="L3">
        <text:list-item>
          <text:p text:style-name="P14"><text:s/>… erstellt seinen Wochenstundenplan.</text:p>
        </text:list-item>
        <text:list-item>
          <text:p text:style-name="P14"><text:s/>… erstellt eine Unterrichtsstunde.</text:p>
        </text:list-item>
        <text:list-item>
          <text:p text:style-name="P14"><text:s/>… verknüpft die Unterrichtsstunde mit einem Lehrer, einem Raum und einer Wiederholbarkeit</text:p>
        </text:list-item>
        <text:list-item>
          <text:p text:style-name="P14"><text:s/>… ordnet die Unterrichtsstunde zeitlich in den Wochenstundenplan ein.</text:p>
        </text:list-item>
        <text:list-item>
          <text:p text:style-name="P14"><text:s/>… trägt Unterrichtsstunden für verschiedene Wochentage ein.</text:p>
        </text:list-item>
        <text:list-item>
          <text:p text:style-name="P14"><text:s/>… wechselt zwischen den verschiedenen Wochentagen des Wochenstundenplans mit einer Fingergeste.</text:p>
        </text:list-item>
        <text:list-item>
          <text:p text:style-name="P14"><text:s/>… sieht sich das Hausaufgabenheft an und blättert die einzelnen Seiten mit einer Fingergeste um.</text:p>
        </text:list-item>
        <text:list-item>
          <text:p text:style-name="P14"><text:s/>… blättert an den Anfang/das Ende des Hausaufgabenhefts.</text:p>
        </text:list-item>
        <text:list-item>
          <text:p text:style-name="P14"><text:s/>… blättert eine Woche im Hausaufgabenheft vor/zurück.</text:p>
        </text:list-item>
        <text:list-item>
          <text:p text:style-name="P14"><text:s/>… stellt fest, dass an diesem Tag kein Unterricht stattfindet.</text:p>
        </text:list-item>
        <text:list-item>
          <text:p text:style-name="P14"><text:s/>… erstellt eine Hausaufgabe.</text:p>
        </text:list-item>
        <text:list-item>
          <text:p text:style-name="P14"><text:s/>… erzeugt einen Chat zu einer Hausaufgabe.</text:p>
        </text:list-item>
        <text:list-item>
          <text:p text:style-name="P14"><text:s/>… fotografiert eine Aufgabenstellung oder Lösung.</text:p>
        </text:list-item>
        <text:list-item>
          <text:p text:style-name="P14"><text:s/>… verknüpft ein/mehrere Foto/s einer Aufgabenstellung oder Lösung mit einer Hausaufgabe.</text:p>
        </text:list-item>
        <text:list-item>
          <text:p text:style-name="P14"><text:s/>… bewertet die Qualität der fotografierten Ressource.</text:p>
        </text:list-item>
      </text:list>
      <text:p text:style-name="P4"/>
      <text:p text:style-name="P4"/>
      <text:p text:style-name="P11">Eine dritte Person(Lehrer, Entwickler oder ein andrer):</text:p>
      <text:p text:style-name="P11"/>
      <text:list xml:id="list31571351" text:continue-numbering="true" text:style-name="L3">
        <text:list-item>
          <text:p text:style-name="P14"><text:s/>… gibt die Metadaten der Schule an.</text:p>
        </text:list-item>
      </text:list>
      <text:p text:style-name="P4"/>
      <text:p text:style-name="P4">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entwickelt. </text:p>
      <text:p text:style-name="P3"/>
      <text:p text:style-name="P3"><text:soft-page-break/>2.1 Analyse ähnlicher Softwarelösungen:</text:p>
      <text:p text:style-name="P1"/>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11">Bewertungskriterien der zu untersuchenden Anwendung:</text:p>
      <text:p text:style-name="P4"/>
      <text:list xml:id="list3912757844240402400" text:style-name="L4">
        <text:list-item>
          <text:p text:style-name="P15">Keine erforderlichen Vorkenntnisse.</text:p>
        </text:list-item>
        <text:list-item>
          <text:p text:style-name="P15">Fehlertolerante Anwendung.</text:p>
        </text:list-item>
        <text:list-item>
          <text:p text:style-name="P15">Benutzereingaben werden ausreichend validiert.</text:p>
        </text:list-item>
        <text:list-item>
          <text:p text:style-name="P15">Informationen werden automatisch gespeichert.</text:p>
        </text:list-item>
        <text:list-item>
          <text:p text:style-name="P15">Hausaufgaben müssen Fotografiert und abgespeichert werden können.</text:p>
        </text:list-item>
        <text:list-item>
          <text:p text:style-name="P15">Eine Hausaufgabe kann mehr als ein Foto referenzieren.</text:p>
        </text:list-item>
        <text:list-item>
          <text:p text:style-name="P15">Ein Stundenplan muss erstellt werden können.</text:p>
        </text:list-item>
        <text:list-item>
          <text:p text:style-name="P15">Der Stundenplan sollte verteilbar sein.</text:p>
        </text:list-item>
      </text:list>
      <text:p text:style-name="P1"/>
      <text:p text:style-name="P3">2.1.1 Anwendung 1:</text:p>
      <text:p text:style-name="P3"/>
      <text:list xml:id="list6995596451155877262" text:style-name="L5">
        <text:list-item>
          <text:p text:style-name="P16">Anwendungsname „Hausaufgaben“</text:p>
        </text:list-item>
        <text:list-item>
          <text:p text:style-name="P16">Herausgeber „Klwinkel.com“</text:p>
        </text:list-item>
        <text:list-item>
          <text:p text:style-name="P16">Bewertung im GooglePlay Store „4,3 Sterne“</text:p>
        </text:list-item>
        <text:list-item>
          <text:p text:style-name="P16">Downloadzahlen „ungefähr 1 Millionen“</text:p>
        </text:list-item>
      </text:list>
      <text:p text:style-name="P4"/>
      <text:p text:style-name="P4">Die Navigatio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Aktivität „Fächer“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text:soft-page-break/>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Aktivität „Stundenpl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Stundenplan Aktivität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text:soft-page-break/>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Hausaufgabe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Schulwebsite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
      <text:p text:style-name="P11">Negative Aspekte der Anwendung 1:</text:p>
      <text:p text:style-name="P4"><text:soft-page-break/></text:p>
      <text:list xml:id="list7528692390659635897" text:style-name="L6">
        <text:list-item>
          <text:p text:style-name="P17">Keine Validierung bei der Eingabe der Priorität, kann zum Absturz der Anwendung führen</text:p>
        </text:list-item>
        <text:list-item>
          <text:p text:style-name="P17">Eine Hausaufgabe kann nur mit maximal einem Foto und einem Dokument verknüpft werden</text:p>
        </text:list-item>
        <text:list-item>
          <text:p text:style-name="P17">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17">Eine Pro Version muss gekauft werden, um die ständige Werbung zu deaktivieren</text:p>
        </text:list-item>
      </text:list>
      <text:p text:style-name="P4"/>
      <text:p text:style-name="P4"/>
      <text:p text:style-name="P11">Positive Aspekte der Anwendungen 1:</text:p>
      <text:p text:style-name="P4"/>
      <text:list xml:id="list4488181964327589960" text:style-name="L7">
        <text:list-item>
          <text:p text:style-name="P18">Ein Alarmton für die baldige Fälligkeit von Hausaufgaben und Prüfungen</text:p>
        </text:list-item>
        <text:list-item>
          <text:p text:style-name="P18">Referenzierung der Schulwebsite</text:p>
        </text:list-item>
        <text:list-item>
          <text:p text:style-name="P18">Prüfungsverwaltung mit dazugehörigen Notenlisten</text:p>
        </text:list-item>
        <text:list-item>
          <text:p text:style-name="P18">Notenliste berechnet den Gesamtdurchschnitt aller Fächer und den Durchschnitt jedes einzelnen Fachs</text:p>
        </text:list-item>
        <text:list-item>
          <text:p text:style-name="P18">Wiedererkennbarkeit der Fächer durch Farbvergebung</text:p>
        </text:list-item>
        <text:list-item>
          <text:p text:style-name="P18">Wochenstundenplan verwendet bereits erstellte Fächer</text:p>
        </text:list-item>
        <text:list-item>
          <text:p text:style-name="P18">Eine Tages und eine Wochenansicht</text:p>
        </text:list-item>
        <text:list-item>
          <text:p text:style-name="P18">Separate Ansichten für alle Hausaufgaben und Prüfungen mit Fälligkeitsdaten </text:p>
        </text:list-item>
        <text:list-item>
          <text:p text:style-name="P18">Hausaufgaben und Prüfungen können mit einem Fotos und einem Dokumenten verknüpft werden</text:p>
        </text:list-item>
        <text:list-item>
          <text:p text:style-name="P18">Ein Unterrichtsfach hat einen Kontaktnamen, eine E-Mail Adresse des Kontaktes und eine Telefonnummer des Kontaktes</text:p>
        </text:list-item>
        <text:list-item>
          <text:p text:style-name="P18">Navigation Drawer dadurch wirkt die Navigation durch die einzelnen Bestandteile der Anwendung sehr vereinfacht und intuitiv. </text:p>
          <text:p text:style-name="P18"/>
        </text:list-item>
      </text:list>
      <text:p text:style-name="P4"/>
      <text:p text:style-name="P3">2.1.2 Anwendung 2:</text:p>
      <text:p text:style-name="P3"/>
      <text:list xml:id="list31572304" text:continue-list="list6995596451155877262" text:style-name="L5">
        <text:list-item>
          <text:p text:style-name="P16">Anwendungsname „SchoolManager2.0“</text:p>
        </text:list-item>
        <text:list-item>
          <text:p text:style-name="P16">Herausgeber „Thinc.easy“</text:p>
        </text:list-item>
        <text:list-item>
          <text:p text:style-name="P16">Bewertung im GooglePlay Store „4,3 Sterne“</text:p>
        </text:list-item>
        <text:list-item>
          <text:p text:style-name="P16">Downloadzahlen „ungefähr 500“</text:p>
        </text:list-item>
      </text:list>
      <text:p text:style-name="P4"/>
      <text:p text:style-name="P4">Die Navigation zwischen den einzelnen Aktivitäten ist mit Android Navigation Drawer realisiert. Folgende Aktivitäten können mittels des Navigation Drawer aktiviert werden: Home, Stundenplan, Hausaufgaben, Meine Schule und Einstellungen. </text:p>
      <text:p text:style-name="P4"><text:soft-page-break/></text:p>
      <text:p text:style-name="P4">Home Aktivität</text:p>
      <text:p text:style-name="P4">Dies 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Stundenplan Aktivität</text:p>
      <text:p text:style-name="P4">Die Stundenplan Aktivität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ngezeigt. <text:s/></text:p>
      <text:p text:style-name="P4"/>
      <text:p text:style-name="P4">Pro und Kontra der Anwendung 1:</text:p>
      <text:p text:style-name="P4"/>
      <text:p text:style-name="P4">Kontra:</text:p>
      <text:list xml:id="list7614433264219176174" text:style-name="L8">
        <text:list-item>
          <text:p text:style-name="P19">Eine Überschneidung der Unterrichtsstunden ist möglich, Unterrichtsstunden können unbeabsichtigt verdeckt werden</text:p>
        </text:list-item>
        <text:list-item>
          <text:p text:style-name="P19">Nur Farbe und Kürzel der Unterrichtsstunde werden in der Stundenplan Übersicht angezeigt, obwohl noch genug Platz besteht</text:p>
        </text:list-item>
        <text:list-item>
          <text:p text:style-name="P19">Verschiedene Stunden können gleiche Farben haben</text:p>
        </text:list-item>
        <text:list-item>
          <text:p text:style-name="P19">Farbe des Hintergrundes und des Textes kann gleich gewählt werden und man kann den Text nicht mehr erkennen</text:p>
        </text:list-item>
        <text:list-item>
          <text:p text:style-name="P19">Beginn und Ende der Unterrichtsstunden wird weder angezeigt noch festgelegt</text:p>
        </text:list-item>
        <text:list-item>
          <text:p text:style-name="P19">Eine Unterrichtsstunde muss explizit gespeichert werden, passiert nicht automatisch bei Änderung</text:p>
        </text:list-item>
        <text:list-item>
          <text:p text:style-name="P19">Das erstellen eines neuen Stundenplans überschreibt den alten mit allen Fächern</text:p>
        </text:list-item>
      </text:list>
      <text:p text:style-name="P4"/>
      <text:p text:style-name="P3">2.1.3 Anwendung 3:</text:p>
      <text:p text:style-name="P3"/>
      <text:list xml:id="list31565331" text:continue-list="list31572304" text:style-name="L5">
        <text:list-item>
          <text:p text:style-name="P16">Anwendungsname „SchoolManager2.0“</text:p>
        </text:list-item>
        <text:list-item>
          <text:p text:style-name="P16">Herausgeber „Thinc.easy“</text:p>
        </text:list-item>
        <text:list-item>
          <text:p text:style-name="P16"><text:soft-page-break/>Bewertung im GooglePlay Store „4,3 Sterne“</text:p>
        </text:list-item>
        <text:list-item>
          <text:p text:style-name="P16">Downloadzahlen „ungefähr 500“</text:p>
        </text:list-item>
      </text:list>
      <text:p text:style-name="P4"/>
      <text:p text:style-name="P4"/>
      <text:p text:style-name="P3">2.2 Was macht ein gutes Hausaufgabenheft aus?</text:p>
      <text:p text:style-name="P3"/>
      <text:p text:style-name="P4">Die in diesem Abschnitt definierte Darstellung der Eigenschaften eines guten Hausaufgabenheftes ist subjektiv und wird durch die in Kapitel <text:span text:style-name="T10"><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10">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Aus diesen Eigenschaften lassen sich wiederum neue Anwendungsfälle und Spezifikationen Formulieren.</text:p>
      <text:p text:style-name="P4"/>
      <text:p text:style-name="P4">Use-Cases: ...</text:p>
      <text:p text:style-name="P4"/>
      <text:p text:style-name="P3">2.3 Formulierung weiterer Anwendungsfälle auf Grund der Analyse ähnlicher <text:soft-page-break/>Softwarelös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9M25S</meta:editing-duration>
    <meta:editing-cycles>15</meta:editing-cycles>
    <meta:generator>OpenOffice/4.1.2$Win32 OpenOffice.org_project/412m3$Build-9782</meta:generator>
    <dc:date>2016-08-04T11:39:14.09</dc:date>
    <meta:document-statistic meta:table-count="0" meta:image-count="0" meta:object-count="0" meta:page-count="14" meta:paragraph-count="151" meta:word-count="4221" meta:character-count="32648"/>
    <meta:user-defined meta:name="Info 1"/>
    <meta:user-defined meta:name="Info 2"/>
    <meta:user-defined meta:name="Info 3"/>
    <meta:user-defined meta:name="Info 4"/>
  </office:meta>
</office:document-meta>
</file>